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elf.parent.h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elf.parent.wid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 items on botto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number-columns-repeated="2"/>
          <table:table-cell table:style-name="ce1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screen will be 800x480</text:p>
          </table:table-cell>
        </table:table-row>
        <table:table-row table:style-name="ro1">
          <table:table-cell table:style-name="ce1" office:value-type="string" calcext:value-type="string">
            <text:p>height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ent addi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sic vid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mo</text:p>
          </table:table-cell>
          <table:table-cell/>
          <table:table-cell office:value-type="string" calcext:value-type="string">
            <text:p>self.parent.width * 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cture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idosical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22:12:24.36193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t </meta:initial-creator>
    <meta:creation-date>2015-08-19T18:04:47.547187059</meta:creation-date>
    <dc:date>2017-10-15T22:12:59.483405471</dc:date>
    <meta:editing-duration>PT1H11M34S</meta:editing-duration>
    <meta:editing-cycles>22</meta:editing-cycles>
    <meta:generator>LibreOffice/5.0.3.2$Linux_X86_64 LibreOffice_project/00m0$Build-2</meta:generator>
    <meta:document-statistic meta:table-count="1" meta:cell-count="94" meta:object-count="0"/>
  </office:meta>
</office:document-meta>
</file>